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c80" officeooo:paragraph-rsid="001b2c80"/>
    </style:style>
    <style:style style:name="T1" style:family="text">
      <style:text-properties officeooo:rsid="001bba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elhor exposição da cidade</text:p>
      <text:p text:style-name="P1"/>
      <text:p text:style-name="P1"><text:s text:c="2"/>Era uma vez um cachorrinho muito brincalhão. O nome dele era lucky,ele era o único cachorro que <text:span text:style-name="T1">morava na gruta dos duendes azuis .Ele era muito alegre e tinha um amiguinho chamado Niki.</text:span></text:p>
      <text:p text:style-name="P1"><text:s text:c="3"/><text:span text:style-name="T1">Em um belo dia, ele avistou um objeto que parecia uma pedra preciosa super rara. E de repente ele encontrou a Dona Aranha e contou que tinha encontrado um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7T16:04:55.955465594</meta:creation-date>
    <dc:date>2024-03-07T16:26:05.290605503</dc:date>
    <meta:editing-duration>PT39S</meta:editing-duration>
    <meta:editing-cycles>1</meta:editing-cycles>
    <meta:document-statistic meta:table-count="0" meta:image-count="0" meta:object-count="0" meta:page-count="1" meta:paragraph-count="3" meta:word-count="67" meta:character-count="374" meta:non-whitespace-character-count="305"/>
    <meta:generator>LibreOffice/6.4.7.2$Linux_X86_64 LibreOffice_project/40$Build-2</meta:generator>
  </office:meta>
</office:document-meta>
</file>